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2pt" fo:font-style="normal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3" style:family="paragraph" style:parent-style-name="Standard">
      <style:paragraph-properties fo:margin-left="0.635cm" fo:margin-right="0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Heading_20_3">
      <style:text-properties fo:font-size="12pt" style:font-size-asian="12pt" style:font-size-complex="12pt"/>
    </style:style>
    <style:style style:name="P5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2" style:family="text">
      <style:text-properties style:font-name="Arial1" fo:font-size="14pt" fo:font-style="italic" fo:font-weight="bold" style:font-size-asian="14pt" style:font-style-asian="italic" style:font-weight-asian="bold" style:font-name-complex="Arial2" style:font-size-complex="14pt"/>
    </style:style>
    <style:style style:name="T3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Testfall för </text:span><text:a xlink:type="simple" xlink:href="file:///C:/Users/Loklok/Documents/GitHub/Uppgift-234/Scenarios.odt"><text:span text:style-name="T1">AF1.1 Boka båtplats</text:span></text:a></text:h>
      <text:h text:style-name="Heading_20_2" text:outline-level="2"><text:span text:style-name="T2">Förkrav</text:span></text:h>
      <text:p text:style-name="P2">Logga in: Användare: testUser, Lösenord: password.</text:p>
      <text:h text:style-name="Heading_20_2" text:outline-level="2"><text:span text:style-name="T2">Efterkrav</text:span></text:h>
      <text:p text:style-name="P2">Kontrollera så att följande rad finns med i databasen:</text:p>
      <text:p text:style-name="P2">MedlemID<text:tab/>Namn<text:tab/>BåtReg<text:tab/>Båtplats</text:p>
      <text:p text:style-name="P2">0001<text:tab/>John Doe<text:tab/>ABC123<text:tab/>17</text:p>
      <text:h text:style-name="Heading_20_2" text:outline-level="2"><text:span text:style-name="T2">Testfall</text:span></text:h>
      <text:h text:style-name="Heading_20_3" text:outline-level="3"><text:span text:style-name="T3">TF 1.1: Boka plats åt ABC123</text:span></text:h>
      <text:p text:style-name="Standard"><text:span text:style-name="T5">1. Gå till sidan för platsbokning(www.dengladepiraten.se/platsbokning)</text:span></text:p>
      <text:p text:style-name="Standard"><text:span text:style-name="T5">2. Ett formulär för båtuppgifter visas.</text:span></text:p>
      <text:p text:style-name="Standard"><text:span text:style-name="T5">3. Skicka registreringsnummer: ABC123.</text:span></text:p>
      <text:p text:style-name="Standard"><text:span text:style-name="T5">6. En lista med lediga båtplatser presenteras: 17, 18 ,23.</text:span></text:p>
      <text:p text:style-name="Standard"><text:span text:style-name="T5">7. Välj båtplats 17.</text:span></text:p>
      <text:p text:style-name="Standard"><text:span text:style-name="T5">8. En länk till regler och en checkruta, ”Acceptera reglerna” presenteras tillsammans med en knapp: ”Slutför”.</text:span></text:p>
      <text:p text:style-name="Standard"><text:span text:style-name="T5">9. Checka i rutan och klicka på slutför.</text:span></text:p>
      <text:p text:style-name="Standard"><text:span text:style-name="T5">10. En textruta bekräftar att platsen är bokad.</text:span> </text:p>
      <text:p text:style-name="P3"/>
      <text:h text:style-name="Heading_20_3" text:outline-level="3"><text:span text:style-name="T3">TF 1.2: Boka plats åt BCD234</text:span></text:h>
      <text:p text:style-name="Standard"><text:span text:style-name="T5">1. Gå till sidan för platsbokning(www.dengladepiraten.se/platsbokning)</text:span></text:p>
      <text:p text:style-name="Standard"><text:span text:style-name="T5">2. Ett formulär för båtuppgifter visas.</text:span></text:p>
      <text:p text:style-name="Standard"><text:span text:style-name="T5">3. Skicka registreringsnummer: BCD234.</text:span></text:p>
      <text:p text:style-name="Standard"><text:span text:style-name="T5">6. En lista med lediga båtplatser presenteras: 1, 2.</text:span></text:p>
      <text:p text:style-name="Standard"><text:span text:style-name="T5">7. Välj båtplats 2.</text:span></text:p>
      <text:p text:style-name="Standard"><text:span text:style-name="T5">8. En länk till regler och en checkruta, ”Acceptera reglerna” presenteras tillsammans med en knapp: ”Slutför”.</text:span></text:p>
      <text:p text:style-name="Standard"><text:soft-page-break/><text:span text:style-name="T5">9. Checka i rutan och klicka på slutför.</text:span></text:p>
      <text:p text:style-name="Standard"><text:span text:style-name="T5">10. En textruta bekräftar att platsen är bokad.<text:line-break/></text:span></text:p>
      <text:h text:style-name="Heading_20_2" text:outline-level="2">Alternativa testfall</text:h>
      <text:h text:style-name="P4" text:outline-level="3">TF 1.3: Alt 5A: Båten med angett registreringsnummer hittas inte</text:h>
      <text:p text:style-name="Standard"><text:span text:style-name="T5">1. Gå till sidan för platsbokning(www.dengladepiraten.se/platsbokning)</text:span></text:p>
      <text:p text:style-name="Standard"><text:span text:style-name="T5">2. Ett formulär för båtuppgifter visas.</text:span></text:p>
      <text:p text:style-name="P1"><text:span text:style-name="T5">3. Skicka registreringsnummer: ÅÄÖ000.</text:span></text:p>
      <text:p text:style-name="P1"><text:span text:style-name="T5">5a1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sv" fo:country="S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sv" fo:country="S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fo:font-weight="normal" style:font-weight-asian="normal" style:font-name-complex="Times New Roman1"/>
    </style:style>
    <style:style style:name="ListLabel_20_2" style:display-name="ListLabel 2" style:family="text">
      <style:text-properties fo:font-weight="normal" style:font-weight-asian="normal" style:font-name-complex="Calibri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g222aa</meta:initial-creator>
    <dc:creator>Henrik Gabrielsson</dc:creator>
    <meta:editing-cycles>47</meta:editing-cycles>
    <meta:creation-date>2013-12-17T08:55:00</meta:creation-date>
    <dc:date>2013-12-18T01:28:17.15</dc:date>
    <meta:editing-duration>PT18M54S</meta:editing-duration>
    <meta:generator>OpenOffice/4.0.1$Win32 OpenOffice.org_project/401m5$Build-9714</meta:generator>
    <meta:document-statistic meta:table-count="0" meta:image-count="0" meta:object-count="0" meta:page-count="2" meta:paragraph-count="32" meta:word-count="196" meta:character-count="1342"/>
    <meta:user-defined meta:name="AppVersion">12.0000</meta:user-defined>
    <meta:user-defined meta:name="Company">Högskolan i Kalma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